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FreeSans" svg:font-family="Free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fo:font-size="18pt" fo:font-weight="normal" officeooo:rsid="0008c81e" officeooo:paragraph-rsid="0009041c" style:font-size-asian="18pt" style:font-weight-asian="normal" style:font-size-complex="18pt" style:font-weight-complex="normal"/>
    </style:style>
    <style:style style:name="P2" style:family="paragraph" style:parent-style-name="Standard">
      <style:text-properties fo:font-size="18pt" fo:font-weight="normal" officeooo:rsid="0008c81e" officeooo:paragraph-rsid="0013e319" style:font-size-asian="18pt" style:font-weight-asian="normal" style:font-size-complex="18pt" style:font-weight-complex="normal"/>
    </style:style>
    <style:style style:name="P3" style:family="paragraph" style:parent-style-name="Standard">
      <style:text-properties fo:font-size="18pt" fo:font-weight="normal" officeooo:rsid="0009041c" officeooo:paragraph-rsid="000b1280" style:font-size-asian="18pt" style:font-weight-asian="normal" style:font-size-complex="18pt" style:font-weight-complex="normal"/>
    </style:style>
    <style:style style:name="P4" style:family="paragraph" style:parent-style-name="Standard">
      <style:text-properties fo:font-size="18pt" fo:font-weight="normal" officeooo:rsid="000ab739" officeooo:paragraph-rsid="000ab739" style:font-size-asian="18pt" style:font-weight-asian="normal" style:font-size-complex="18pt" style:font-weight-complex="normal"/>
    </style:style>
    <style:style style:name="P5" style:family="paragraph" style:parent-style-name="Standard">
      <style:text-properties fo:font-size="18pt" fo:font-weight="normal" officeooo:rsid="000ea9b3" officeooo:paragraph-rsid="000ea9b3" style:font-size-asian="18pt" style:font-weight-asian="normal" style:font-size-complex="18pt" style:font-weight-complex="normal"/>
    </style:style>
    <style:style style:name="P6" style:family="paragraph" style:parent-style-name="Standard">
      <style:text-properties fo:font-size="18pt" fo:font-weight="normal" officeooo:rsid="0010aac8" officeooo:paragraph-rsid="0010aac8" style:font-size-asian="18pt" style:font-weight-asian="normal" style:font-size-complex="18pt" style:font-weight-complex="normal"/>
    </style:style>
    <style:style style:name="P7" style:family="paragraph" style:parent-style-name="Standard">
      <style:text-properties fo:font-size="18pt" fo:font-weight="normal" officeooo:rsid="001687f6" officeooo:paragraph-rsid="001687f6" style:font-size-asian="18pt" style:font-weight-asian="normal" style:font-size-complex="18pt" style:font-weight-complex="normal"/>
    </style:style>
    <style:style style:name="P8" style:family="paragraph" style:parent-style-name="Standard">
      <style:text-properties fo:font-size="18pt" fo:font-weight="normal" officeooo:rsid="0016f6ac" officeooo:paragraph-rsid="0016f6ac" style:font-size-asian="18pt" style:font-weight-asian="normal" style:font-size-complex="18pt" style:font-weight-complex="normal"/>
    </style:style>
    <style:style style:name="P9" style:family="paragraph" style:parent-style-name="Standard">
      <style:text-properties fo:font-size="18pt" fo:font-weight="normal" officeooo:rsid="0007c3cf" officeooo:paragraph-rsid="0007c3cf" style:font-size-asian="18pt" style:font-weight-asian="normal" style:font-size-complex="18pt" style:font-weight-complex="normal"/>
    </style:style>
    <style:style style:name="P10" style:family="paragraph" style:parent-style-name="Standard">
      <style:text-properties fo:font-size="18pt" fo:font-weight="normal" officeooo:rsid="001d9658" officeooo:paragraph-rsid="0021a00e" style:font-size-asian="18pt" style:font-weight-asian="normal" style:font-size-complex="18pt" style:font-weight-complex="normal"/>
    </style:style>
    <style:style style:name="P11" style:family="paragraph" style:parent-style-name="Standard">
      <style:text-properties fo:font-size="18pt" fo:font-weight="normal" officeooo:rsid="001e7590" officeooo:paragraph-rsid="001e7590" style:font-size-asian="18pt" style:font-weight-asian="normal" style:font-size-complex="18pt" style:font-weight-complex="normal"/>
    </style:style>
    <style:style style:name="P12" style:family="paragraph" style:parent-style-name="Standard">
      <style:text-properties fo:font-size="18pt" fo:font-weight="normal" officeooo:rsid="003307a6" officeooo:paragraph-rsid="003608f6" style:font-size-asian="18pt" style:font-weight-asian="normal" style:font-size-complex="18pt" style:font-weight-complex="normal"/>
    </style:style>
    <style:style style:name="P13" style:family="paragraph" style:parent-style-name="Standard">
      <style:text-properties fo:font-size="18pt" fo:font-weight="normal" officeooo:rsid="00341e06" officeooo:paragraph-rsid="00341e06" style:font-size-asian="18pt" style:font-weight-asian="normal" style:font-size-complex="18pt" style:font-weight-complex="normal"/>
    </style:style>
    <style:style style:name="P14" style:family="paragraph" style:parent-style-name="Standard">
      <style:text-properties fo:font-size="18pt" fo:font-weight="normal" officeooo:rsid="00381c85" officeooo:paragraph-rsid="00381c85" style:font-size-asian="18pt" style:font-weight-asian="normal" style:font-size-complex="18pt" style:font-weight-complex="normal"/>
    </style:style>
    <style:style style:name="P15" style:family="paragraph" style:parent-style-name="Standard">
      <style:text-properties fo:font-size="18pt" fo:font-weight="normal" officeooo:rsid="004d6947" officeooo:paragraph-rsid="004d6947" style:font-size-asian="18pt" style:font-weight-asian="normal" style:font-size-complex="18pt" style:font-weight-complex="normal"/>
    </style:style>
    <style:style style:name="P16" style:family="paragraph" style:parent-style-name="Standard">
      <style:text-properties fo:font-size="18pt" fo:font-weight="normal" officeooo:rsid="00582bd9" officeooo:paragraph-rsid="00582bd9" style:font-size-asian="18pt" style:font-weight-asian="normal" style:font-size-complex="18pt" style:font-weight-complex="normal"/>
    </style:style>
    <style:style style:name="P17" style:family="paragraph" style:parent-style-name="Standard">
      <style:text-properties fo:font-size="18pt" fo:font-weight="normal" officeooo:rsid="0074c732" officeooo:paragraph-rsid="0074c732" style:font-size-asian="18pt" style:font-weight-asian="normal" style:font-size-complex="18pt" style:font-weight-complex="normal"/>
    </style:style>
    <style:style style:name="P18" style:family="paragraph" style:parent-style-name="Standard">
      <style:text-properties fo:font-size="18pt" fo:font-weight="bold" officeooo:rsid="0008c81e" officeooo:paragraph-rsid="0009041c" style:font-size-asian="18pt" style:font-weight-asian="bold" style:font-size-complex="18pt" style:font-weight-complex="bold"/>
    </style:style>
    <style:style style:name="P19" style:family="paragraph" style:parent-style-name="Standard">
      <style:text-properties fo:font-size="18pt" fo:font-weight="bold" officeooo:rsid="0008c81e" officeooo:paragraph-rsid="000ea9b3" style:font-size-asian="18pt" style:font-weight-asian="bold" style:font-size-complex="18pt" style:font-weight-complex="bold"/>
    </style:style>
    <style:style style:name="P20" style:family="paragraph" style:parent-style-name="Standard">
      <style:text-properties fo:font-size="18pt" fo:font-weight="bold" officeooo:rsid="0008c81e" officeooo:paragraph-rsid="0013e319" style:font-size-asian="18pt" style:font-weight-asian="bold" style:font-size-complex="18pt" style:font-weight-complex="bold"/>
    </style:style>
    <style:style style:name="P21" style:family="paragraph" style:parent-style-name="Standard">
      <style:text-properties fo:font-size="18pt" fo:font-weight="bold" officeooo:rsid="0008c81e" officeooo:paragraph-rsid="001687f6" style:font-size-asian="18pt" style:font-weight-asian="bold" style:font-size-complex="18pt" style:font-weight-complex="bold"/>
    </style:style>
    <style:style style:name="P22" style:family="paragraph" style:parent-style-name="Standard">
      <style:text-properties fo:font-size="18pt" fo:font-weight="bold" officeooo:rsid="0007c3cf" officeooo:paragraph-rsid="0007c3cf" style:font-size-asian="18pt" style:font-weight-asian="bold" style:font-size-complex="18pt" style:font-weight-complex="bold"/>
    </style:style>
    <style:style style:name="P23" style:family="paragraph" style:parent-style-name="Standard">
      <style:text-properties fo:font-size="18pt" fo:font-weight="bold" officeooo:rsid="00190338" officeooo:paragraph-rsid="00190338" style:font-size-asian="18pt" style:font-weight-asian="bold" style:font-size-complex="18pt" style:font-weight-complex="bold"/>
    </style:style>
    <style:style style:name="P24" style:family="paragraph" style:parent-style-name="Standard">
      <style:text-properties fo:font-size="18pt" fo:font-weight="bold" officeooo:rsid="001d9658" officeooo:paragraph-rsid="001d9658" style:font-size-asian="18pt" style:font-weight-asian="bold" style:font-size-complex="18pt" style:font-weight-complex="bold"/>
    </style:style>
    <style:style style:name="P25" style:family="paragraph" style:parent-style-name="Standard">
      <style:text-properties fo:font-size="18pt" fo:font-weight="bold" officeooo:rsid="002cacf8" officeooo:paragraph-rsid="002cacf8" style:font-size-asian="18pt" style:font-weight-asian="bold" style:font-size-complex="18pt" style:font-weight-complex="bold"/>
    </style:style>
    <style:style style:name="P26" style:family="paragraph" style:parent-style-name="Standard">
      <style:text-properties fo:font-size="18pt" fo:font-weight="bold" officeooo:rsid="00576380" officeooo:paragraph-rsid="00576380" style:font-size-asian="18pt" style:font-weight-asian="bold" style:font-size-complex="18pt" style:font-weight-complex="bold"/>
    </style:style>
    <style:style style:name="P27" style:family="paragraph" style:parent-style-name="Standard">
      <style:text-properties fo:font-size="18pt" officeooo:paragraph-rsid="0024f767" style:font-size-asian="18pt" style:font-size-complex="18pt"/>
    </style:style>
    <style:style style:name="P28" style:family="paragraph" style:parent-style-name="Standard">
      <style:text-properties fo:font-size="18pt" officeooo:paragraph-rsid="0026c390" style:font-size-asian="18pt" style:font-size-complex="18pt"/>
    </style:style>
    <style:style style:name="P29" style:family="paragraph" style:parent-style-name="Standard">
      <style:text-properties fo:font-size="18pt" officeooo:paragraph-rsid="00290474" style:font-size-asian="18pt" style:font-size-complex="18pt"/>
    </style:style>
    <style:style style:name="P30" style:family="paragraph" style:parent-style-name="Standard">
      <style:text-properties fo:font-size="18pt" officeooo:paragraph-rsid="0038d7bb" style:font-size-asian="18pt" style:font-size-complex="18pt"/>
    </style:style>
    <style:style style:name="P31" style:family="paragraph" style:parent-style-name="Standard">
      <style:text-properties officeooo:paragraph-rsid="0026c390"/>
    </style:style>
    <style:style style:name="P32" style:family="paragraph" style:parent-style-name="Standard">
      <style:text-properties officeooo:paragraph-rsid="00290474"/>
    </style:style>
    <style:style style:name="P33" style:family="paragraph" style:parent-style-name="Standard">
      <style:text-properties fo:font-weight="bold" officeooo:paragraph-rsid="00290474" style:font-weight-asian="bold" style:font-weight-complex="bold"/>
    </style:style>
    <style:style style:name="P34" style:family="paragraph" style:parent-style-name="Standard">
      <style:text-properties fo:font-weight="bold" officeooo:rsid="003b47ff" officeooo:paragraph-rsid="003b47ff" style:font-weight-asian="bold" style:font-weight-complex="bold"/>
    </style:style>
    <style:style style:name="P35" style:family="paragraph" style:parent-style-name="Standard">
      <style:text-properties fo:font-weight="bold" officeooo:rsid="00448bfe" officeooo:paragraph-rsid="00448bfe" style:font-weight-asian="bold" style:font-weight-complex="bold"/>
    </style:style>
    <style:style style:name="P36" style:family="paragraph" style:parent-style-name="Standard">
      <style:text-properties fo:font-weight="normal" officeooo:rsid="002cacf8" officeooo:paragraph-rsid="002cacf8" style:font-weight-asian="normal" style:font-weight-complex="normal"/>
    </style:style>
    <style:style style:name="P37" style:family="paragraph" style:parent-style-name="Standard">
      <style:text-properties fo:font-weight="normal" officeooo:rsid="003d38c7" officeooo:paragraph-rsid="003d38c7" style:font-weight-asian="normal" style:font-weight-complex="normal"/>
    </style:style>
    <style:style style:name="P38" style:family="paragraph" style:parent-style-name="Standard">
      <style:text-properties fo:font-weight="normal" officeooo:rsid="00421f06" officeooo:paragraph-rsid="00421f06" style:font-weight-asian="normal" style:font-weight-complex="normal"/>
    </style:style>
    <style:style style:name="P39" style:family="paragraph" style:parent-style-name="Standard">
      <style:text-properties fo:font-weight="normal" officeooo:rsid="00427529" officeooo:paragraph-rsid="00427529" style:font-weight-asian="normal" style:font-weight-complex="normal"/>
    </style:style>
    <style:style style:name="P40" style:family="paragraph" style:parent-style-name="Standard">
      <style:text-properties fo:font-weight="normal" officeooo:rsid="0042d161" officeooo:paragraph-rsid="0042d161" style:font-weight-asian="normal" style:font-weight-complex="normal"/>
    </style:style>
    <style:style style:name="P41" style:family="paragraph" style:parent-style-name="Standard">
      <style:text-properties fo:font-weight="normal" officeooo:rsid="0069740d" officeooo:paragraph-rsid="0069740d" style:font-weight-asian="normal" style:font-weight-complex="normal"/>
    </style:style>
    <style:style style:name="P42" style:family="paragraph" style:parent-style-name="Standard">
      <style:text-properties officeooo:paragraph-rsid="002d540d"/>
    </style:style>
    <style:style style:name="P43" style:family="paragraph" style:parent-style-name="Standard">
      <style:text-properties officeooo:paragraph-rsid="0038d7bb"/>
    </style:style>
    <style:style style:name="P44" style:family="paragraph" style:parent-style-name="Standard">
      <style:text-properties officeooo:paragraph-rsid="003ac391"/>
    </style:style>
    <style:style style:name="P45" style:family="paragraph" style:parent-style-name="Standard">
      <style:text-properties fo:font-size="22pt" fo:font-weight="bold" officeooo:rsid="0008c81e" officeooo:paragraph-rsid="0008c81e" style:font-size-asian="22pt" style:font-weight-asian="bold" style:font-size-complex="22pt" style:font-weight-complex="bold"/>
    </style:style>
    <style:style style:name="P46" style:family="paragraph" style:parent-style-name="Standard">
      <style:text-properties fo:font-size="22pt" fo:font-weight="bold" officeooo:rsid="0008c81e" officeooo:paragraph-rsid="0017895d" style:font-size-asian="22pt" style:font-weight-asian="bold" style:font-size-complex="22pt" style:font-weight-complex="bold"/>
    </style:style>
    <style:style style:name="P47" style:family="paragraph" style:parent-style-name="Standard">
      <style:text-properties fo:font-size="22pt" fo:font-weight="bold" officeooo:rsid="0007c3cf" officeooo:paragraph-rsid="0007c3cf" style:font-size-asian="22pt" style:font-weight-asian="bold" style:font-size-complex="22pt" style:font-weight-complex="bold"/>
    </style:style>
    <style:style style:name="P48" style:family="paragraph" style:parent-style-name="Standard">
      <style:text-properties fo:font-size="22pt" fo:font-weight="bold" officeooo:rsid="003d38c7" officeooo:paragraph-rsid="003d38c7" style:font-size-asian="22pt" style:font-weight-asian="bold" style:font-size-complex="22pt" style:font-weight-complex="bold"/>
    </style:style>
    <style:style style:name="P49" style:family="paragraph" style:parent-style-name="Standard">
      <style:text-properties fo:font-size="22pt" fo:font-weight="bold" officeooo:rsid="003d38c7" officeooo:paragraph-rsid="00576380" style:font-size-asian="22pt" style:font-weight-asian="bold" style:font-size-complex="22pt" style:font-weight-complex="bold"/>
    </style:style>
    <style:style style:name="P50" style:family="paragraph" style:parent-style-name="Standard">
      <style:text-properties fo:font-size="22pt" fo:font-weight="bold" officeooo:rsid="00582bd9" officeooo:paragraph-rsid="00582bd9" style:font-size-asian="22pt" style:font-weight-asian="bold" style:font-size-complex="22pt" style:font-weight-complex="bold"/>
    </style:style>
    <style:style style:name="P51" style:family="paragraph" style:parent-style-name="Text_20_body">
      <style:text-properties officeooo:paragraph-rsid="00231171"/>
    </style:style>
    <style:style style:name="P52" style:family="paragraph" style:parent-style-name="Text_20_body">
      <style:text-properties officeooo:rsid="00231171" officeooo:paragraph-rsid="00231171"/>
    </style:style>
    <style:style style:name="P53" style:family="paragraph" style:parent-style-name="Text_20_body">
      <style:text-properties fo:font-size="18pt" officeooo:paragraph-rsid="00231171" style:font-size-asian="18pt" style:font-size-complex="18pt"/>
    </style:style>
    <style:style style:name="P54" style:family="paragraph" style:parent-style-name="Standard">
      <style:text-properties fo:font-size="18pt" fo:font-weight="bold" officeooo:rsid="003d38c7" officeooo:paragraph-rsid="003d38c7" style:font-size-asian="18pt" style:font-weight-asian="bold" style:font-size-complex="18pt" style:font-weight-complex="bold"/>
    </style:style>
    <style:style style:name="P55" style:family="paragraph" style:parent-style-name="Standard">
      <style:text-properties fo:font-size="18pt" fo:font-weight="bold" officeooo:rsid="003e2b90" officeooo:paragraph-rsid="003e7923" style:font-size-asian="18pt" style:font-weight-asian="bold" style:font-size-complex="18pt" style:font-weight-complex="bold"/>
    </style:style>
    <style:style style:name="P56" style:family="paragraph" style:parent-style-name="Standard">
      <style:text-properties fo:font-size="18pt" fo:font-weight="normal" officeooo:rsid="003e2b90" officeooo:paragraph-rsid="004058ba" style:font-size-asian="18pt" style:font-weight-asian="normal" style:font-size-complex="18pt" style:font-weight-complex="normal"/>
    </style:style>
    <style:style style:name="P57" style:family="paragraph" style:parent-style-name="Standard">
      <style:text-properties fo:font-size="18pt" fo:font-weight="normal" officeooo:rsid="006e126b" officeooo:paragraph-rsid="006e126b" style:font-size-asian="18pt" style:font-weight-asian="normal" style:font-size-complex="18pt" style:font-weight-complex="normal"/>
    </style:style>
    <style:style style:name="P58" style:family="paragraph" style:parent-style-name="Standard">
      <style:text-properties fo:font-size="18pt" fo:font-weight="normal" officeooo:rsid="0045ef79" officeooo:paragraph-rsid="0045ef79" style:font-size-asian="18pt" style:font-weight-asian="normal" style:font-size-complex="18pt" style:font-weight-complex="normal"/>
    </style:style>
    <style:style style:name="T1" style:family="text">
      <style:text-properties officeooo:rsid="0009041c"/>
    </style:style>
    <style:style style:name="T2" style:family="text">
      <style:text-properties officeooo:rsid="000b1280"/>
    </style:style>
    <style:style style:name="T3" style:family="text">
      <style:text-properties officeooo:rsid="000c325c"/>
    </style:style>
    <style:style style:name="T4" style:family="text">
      <style:text-properties officeooo:rsid="000f7ab9"/>
    </style:style>
    <style:style style:name="T5" style:family="text">
      <style:text-properties officeooo:rsid="00123071"/>
    </style:style>
    <style:style style:name="T6" style:family="text">
      <style:text-properties officeooo:rsid="0014176c"/>
    </style:style>
    <style:style style:name="T7" style:family="text">
      <style:text-properties officeooo:rsid="001687f6"/>
    </style:style>
    <style:style style:name="T8" style:family="text">
      <style:text-properties officeooo:rsid="0016f6ac"/>
    </style:style>
    <style:style style:name="T9" style:family="text">
      <style:text-properties officeooo:rsid="001e7590"/>
    </style:style>
    <style:style style:name="T10" style:family="text">
      <style:text-properties officeooo:rsid="00231171"/>
    </style:style>
    <style:style style:name="T11" style:family="text">
      <style:text-properties fo:font-weight="normal" officeooo:rsid="001e7590"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6c390" style:font-weight-asian="bold" style:font-weight-complex="bold"/>
    </style:style>
    <style:style style:name="T14" style:family="text">
      <style:text-properties fo:font-weight="bold" officeooo:rsid="00290474" style:font-weight-asian="bold" style:font-weight-complex="bold"/>
    </style:style>
    <style:style style:name="T15" style:family="text">
      <style:text-properties fo:font-size="18pt" style:font-size-asian="18pt" style:font-size-complex="18pt"/>
    </style:style>
    <style:style style:name="T16" style:family="text">
      <style:text-properties fo:font-size="18pt" officeooo:rsid="0026c390" style:font-size-asian="18pt" style:font-size-complex="18pt"/>
    </style:style>
    <style:style style:name="T17" style:family="text">
      <style:text-properties fo:font-size="18pt" officeooo:rsid="00290474" style:font-size-asian="18pt" style:font-size-complex="18pt"/>
    </style:style>
    <style:style style:name="T18" style:family="text">
      <style:text-properties fo:font-size="18pt" officeooo:rsid="0029da94" style:font-size-asian="18pt" style:font-size-complex="18pt"/>
    </style:style>
    <style:style style:name="T19" style:family="text">
      <style:text-properties fo:font-size="18pt" officeooo:rsid="0038d7bb" style:font-size-asian="18pt" style:font-size-complex="18pt"/>
    </style:style>
    <style:style style:name="T20" style:family="text">
      <style:text-properties fo:font-size="18pt" officeooo:rsid="003ac391" style:font-size-asian="18pt" style:font-size-complex="18pt"/>
    </style:style>
    <style:style style:name="T21" style:family="text">
      <style:text-properties fo:font-size="18pt" officeooo:rsid="003e2b90" style:font-size-asian="18pt" style:font-size-complex="18pt"/>
    </style:style>
    <style:style style:name="T22" style:family="text">
      <style:text-properties fo:font-size="18pt" officeooo:rsid="004058ba" style:font-size-asian="18pt" style:font-size-complex="18pt"/>
    </style:style>
    <style:style style:name="T23" style:family="text">
      <style:text-properties fo:font-size="18pt" officeooo:rsid="006a7ff2" style:font-size-asian="18pt" style:font-size-complex="18pt"/>
    </style:style>
    <style:style style:name="T24" style:family="text">
      <style:text-properties fo:font-size="18pt" officeooo:rsid="006b6bf3" style:font-size-asian="18pt" style:font-size-complex="18pt"/>
    </style:style>
    <style:style style:name="T25" style:family="text">
      <style:text-properties fo:font-size="18pt" officeooo:rsid="006cde0c" style:font-size-asian="18pt" style:font-size-complex="18pt"/>
    </style:style>
    <style:style style:name="T26" style:family="text">
      <style:text-properties fo:font-size="18pt" officeooo:rsid="006ff92b" style:font-size-asian="18pt" style:font-size-complex="18pt"/>
    </style:style>
    <style:style style:name="T27" style:family="text">
      <style:text-properties fo:font-size="18pt" officeooo:rsid="0070d8e0" style:font-size-asian="18pt" style:font-size-complex="18pt"/>
    </style:style>
    <style:style style:name="T28" style:family="text">
      <style:text-properties fo:font-size="18pt" officeooo:rsid="007231bc" style:font-size-asian="18pt" style:font-size-complex="18pt"/>
    </style:style>
    <style:style style:name="T29" style:family="text">
      <style:text-properties fo:font-size="18pt" officeooo:rsid="00723466" style:font-size-asian="18pt" style:font-size-complex="18pt"/>
    </style:style>
    <style:style style:name="T30" style:family="text">
      <style:text-properties fo:font-size="18pt" officeooo:rsid="00740eea" style:font-size-asian="18pt" style:font-size-complex="18pt"/>
    </style:style>
    <style:style style:name="T31" style:family="text">
      <style:text-properties fo:font-size="18pt" fo:font-weight="normal" style:font-size-asian="18pt" style:font-weight-asian="normal" style:font-size-complex="18pt" style:font-weight-complex="normal"/>
    </style:style>
    <style:style style:name="T32" style:family="text">
      <style:text-properties fo:font-size="18pt" fo:font-weight="normal" officeooo:rsid="0027e21e" style:font-size-asian="18pt" style:font-weight-asian="normal" style:font-size-complex="18pt" style:font-weight-complex="normal"/>
    </style:style>
    <style:style style:name="T33" style:family="text">
      <style:text-properties fo:font-size="18pt" fo:font-weight="normal" officeooo:rsid="002cacf8" style:font-size-asian="18pt" style:font-weight-asian="normal" style:font-size-complex="18pt" style:font-weight-complex="normal"/>
    </style:style>
    <style:style style:name="T34" style:family="text">
      <style:text-properties fo:font-size="18pt" fo:font-weight="normal" officeooo:rsid="002d540d" style:font-size-asian="18pt" style:font-weight-asian="normal" style:font-size-complex="18pt" style:font-weight-complex="normal"/>
    </style:style>
    <style:style style:name="T35" style:family="text">
      <style:text-properties fo:font-size="18pt" fo:font-weight="normal" officeooo:rsid="0038d7bb" style:font-size-asian="18pt" style:font-weight-asian="normal" style:font-size-complex="18pt" style:font-weight-complex="normal"/>
    </style:style>
    <style:style style:name="T36" style:family="text">
      <style:text-properties fo:font-size="18pt" fo:font-weight="bold" officeooo:rsid="003ac391" style:font-size-asian="18pt" style:font-weight-asian="bold" style:font-size-complex="18pt" style:font-weight-complex="bold"/>
    </style:style>
    <style:style style:name="T37" style:family="text">
      <style:text-properties officeooo:rsid="0027e21e"/>
    </style:style>
    <style:style style:name="T38" style:family="text">
      <style:text-properties style:font-name="Noto Sans CJK SC Regular" fo:font-size="18pt" fo:font-weight="normal" style:font-name-asian="Noto Sans CJK SC Regular" style:font-size-asian="18pt" style:font-weight-asian="normal" style:font-size-complex="18pt" style:font-weight-complex="normal"/>
    </style:style>
    <style:style style:name="T39" style:family="text">
      <style:text-properties style:font-name="Noto Sans CJK SC Regular" fo:font-size="18pt" fo:font-weight="normal" officeooo:rsid="001a73d3" style:font-name-asian="Noto Sans CJK SC Regular" style:font-size-asian="18pt" style:font-weight-asian="normal" style:font-size-complex="18pt" style:font-weight-complex="normal"/>
    </style:style>
    <style:style style:name="T40" style:family="text">
      <style:text-properties style:font-name="Noto Sans CJK SC Regular" fo:font-size="18pt" style:font-name-asian="Noto Sans CJK SC Regular" style:font-size-asian="18pt" style:font-size-complex="18pt"/>
    </style:style>
    <style:style style:name="T41" style:family="text">
      <style:text-properties officeooo:rsid="003608f6"/>
    </style:style>
    <style:style style:name="T42" style:family="text">
      <style:text-properties officeooo:rsid="00381c85"/>
    </style:style>
    <style:style style:name="T43" style:family="text">
      <style:text-properties officeooo:rsid="0038d7bb"/>
    </style:style>
    <style:style style:name="T44" style:family="text">
      <style:text-properties officeooo:rsid="004afa99"/>
    </style:style>
    <style:style style:name="T45" style:family="text">
      <style:text-properties officeooo:rsid="004bcd8c"/>
    </style:style>
    <style:style style:name="T46" style:family="text">
      <style:text-properties officeooo:rsid="004f3d2f"/>
    </style:style>
    <style:style style:name="T47" style:family="text">
      <style:text-properties officeooo:rsid="0051b9ab"/>
    </style:style>
    <style:style style:name="T48" style:family="text">
      <style:text-properties officeooo:rsid="00537789"/>
    </style:style>
    <style:style style:name="T49" style:family="text">
      <style:text-properties officeooo:rsid="00576380"/>
    </style:style>
    <style:style style:name="T50" style:family="text">
      <style:text-properties officeooo:rsid="005aec27"/>
    </style:style>
    <style:style style:name="T51" style:family="text">
      <style:text-properties officeooo:rsid="0068c852"/>
    </style:style>
    <style:style style:name="T52" style:family="text">
      <style:text-properties officeooo:rsid="006926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Git</text:p>
      <text:p text:style-name="P16">分布式版本控制系统</text:p>
      <text:p text:style-name="P16">注意<text:span text:style-name="T50">：所有的版本控制系统，只能跟踪文本文件的改动。图片/视频等二进制文件，也能由其管理，但没法跟踪文件的变化。</text:span></text:p>
      <text:p text:style-name="P45">时光机穿梭</text:p>
      <text:p text:style-name="P18">一版本回退：</text:p>
      <text:p text:style-name="P1"><text:span text:style-name="T1">1.</text:span>使用命令git commit --hard commit_id可以在历史版本中穿梭（可往前往后）（commit_id是版本号，十六进制表示）</text:p>
      <text:p text:style-name="P3">2.HEAD——当前版本 <text:s/><text:span text:style-name="T2">（HEAD是一个指针）</text:span></text:p>
      <text:p text:style-name="P3">HEAD^——上一个版本 </text:p>
      <text:p text:style-name="P3">HEAD~100——前100个版本</text:p>
      <text:p text:style-name="P4">3.返回——使用<text:span text:style-name="T44">1的命令。注意：</text:span>可用git log查看提交历史 获取<text:span text:style-name="T44">commit_id</text:span> <text:span text:style-name="T3">（返回过去之后，git log命令会清除当前版本往后的版本）</text:span></text:p>
      <text:p text:style-name="P4"><text:span text:style-name="T45">4.</text:span>重返未来——使用<text:span text:style-name="T45">1的命令。注意：</text:span>可用git reflog查看命令历史以获取<text:span text:style-name="T45">commit_id</text:span></text:p>
      <text:p text:style-name="P19">二工作区和暂存区：</text:p>
      <text:p text:style-name="P15">1.工作区中的.git隐藏目录是git的版本库<text:span text:style-name="T46">。版本库中有stage（index，暂存区），git为我们自动创建的master分支，指向master的HEAD指针</text:span></text:p>
      <text:p text:style-name="P5"><text:span text:style-name="T47">2</text:span>.git add命令把要提交的所有修改放到暂存区（多次）</text:p>
      <text:p text:style-name="P5"><text:span text:style-name="T47">3</text:span>.git commit命令可以把暂存区的所有修改一次性提交到当前分支<text:span text:style-name="T48">（一次）</text:span></text:p>
      <text:p text:style-name="P19">三管理修改：</text:p>
      <text:p text:style-name="P5">1.git管理的是修改而不是文件——每次修改<text:span text:style-name="T4">，如果没有用git add到暂存区，就不会加入到commit中</text:span></text:p>
      <text:p text:style-name="P6"><text:soft-page-break/>2.git diff HEAD – 文件：可以查看工作区和版本库最新版本的区别<text:span text:style-name="T5">（可以比较很多。。。。。。）</text:span></text:p>
      <text:p text:style-name="P20">四撤销修改：</text:p>
      <text:p text:style-name="P2">场景<text:span text:style-name="T6">1：丢弃工作区的修改——git checkout -- file（1.修改后没有放到暂存区：回到版本库的状态。2.添加到暂存区后又做了修改：回到暂存区的状态）</text:span></text:p>
      <text:p text:style-name="P2">场景<text:span text:style-name="T6">2：丢弃暂存区的修改——git reset HEAD file，回退到场景1</text:span></text:p>
      <text:p text:style-name="P2">场景<text:span text:style-name="T6">3：撤销版本库的修改——版本回退（前提是还没有推送到远程库）</text:span></text:p>
      <text:p text:style-name="P21">五删除文件<text:span text:style-name="T7">：</text:span></text:p>
      <text:p text:style-name="P7"><text:span text:style-name="T8">1.</text:span>git rm并且git commit——从版本库中删除文件</text:p>
      <text:p text:style-name="P8">2.git checkout -- file——误删工作区的文件且版本库中仍然存在该文件时恢复 <text:span text:style-name="T51">（相当于撤销该修改）</text:span> </text:p>
      <text:p text:style-name="P46">远程仓库</text:p>
      <text:p text:style-name="P17">Github提供git仓库托管服务。</text:p>
      <text:p text:style-name="P23">一添加远程库</text:p>
      <text:p text:style-name="P52"><text:span text:style-name="T38">1.</text:span><text:span text:style-name="T39">关联一个远程库——</text:span><text:span text:style-name="Source_20_Text"><text:span text:style-name="T39">git remote add origin git@server-name:path/repo-name.git</text:span></text:span><text:span text:style-name="T39">；</text:span></text:p>
      <text:p text:style-name="P51"><text:span text:style-name="T40">关联后，第一次推送master分支的所有内容——</text:span><text:span text:style-name="Source_20_Text"><text:span text:style-name="T40">git push -u origin master</text:span></text:span><text:span text:style-name="T40">；</text:span></text:p>
      <text:p text:style-name="P52"><text:span text:style-name="T31">此后，每次本地提交后，只要有必要，就可以使用命令</text:span><text:span text:style-name="Source_20_Text"><text:span text:style-name="T31">git push origin master</text:span></text:span><text:span text:style-name="T31">推送最新修改；</text:span></text:p>
      <text:p text:style-name="P53"><text:soft-page-break/><text:span text:style-name="T10">2.</text:span>分布式版本系统的最大好处之一是在本地工作完全不需要考虑远程库的存在，也就是有没有联网都可以正常工作，<text:span text:style-name="T52">（</text:span>SVN在没有联网的时候是拒绝干活的<text:span text:style-name="T52">）</text:span>当有网络的时候，再把本地提交推送一下就完成了同步，真是太方便了！</text:p>
      <text:p text:style-name="P24">二从远程库克隆：</text:p>
      <text:p text:style-name="P10"><text:span text:style-name="T9">1.</text:span>首先得知道仓库的地址，然后用命令git clone 地址 克隆</text:p>
      <text:p text:style-name="P11">2.git支持多种协议，包括https，但通过ssh支持的原生git协议速度最快</text:p>
      <text:p text:style-name="P47">分支管理</text:p>
      <text:p text:style-name="P22">一创建与合并分支</text:p>
      <text:p text:style-name="P27"><text:span text:style-name="T11">1.</text:span>Git鼓励大量使用分支：</text:p>
      <text:p text:style-name="Text_20_body"><text:span text:style-name="T15">查看分支：</text:span><text:span text:style-name="Source_20_Text"><text:span text:style-name="T15">git branch</text:span></text:span></text:p>
      <text:p text:style-name="Text_20_body"><text:span text:style-name="T15">创建分支：</text:span><text:span text:style-name="Source_20_Text"><text:span text:style-name="T15">git branch &lt;name&gt;</text:span></text:span></text:p>
      <text:p text:style-name="Text_20_body"><text:span text:style-name="T15">切换分支：</text:span><text:span text:style-name="Source_20_Text"><text:span text:style-name="T15">git checkout &lt;name&gt;</text:span></text:span></text:p>
      <text:p text:style-name="Text_20_body"><text:span text:style-name="T15">创建+切换分支：</text:span><text:span text:style-name="Source_20_Text"><text:span text:style-name="T15">git checkout -b &lt;name&gt;</text:span></text:span></text:p>
      <text:p text:style-name="Text_20_body"><text:span text:style-name="T15">合并某分支到当前分支：</text:span><text:span text:style-name="Source_20_Text"><text:span text:style-name="T15">git merge &lt;name&gt;</text:span></text:span></text:p>
      <text:p text:style-name="Text_20_body"><text:span text:style-name="T15">删除分支：</text:span><text:span text:style-name="Source_20_Text"><text:span text:style-name="T15">git branch -d &lt;name&gt;</text:span></text:span></text:p>
      <text:p text:style-name="P22">二解决冲突</text:p>
      <text:p text:style-name="P28"><text:span text:style-name="T13">1.</text:span>当Git无法自动合并分支时，就必须首先解决冲突。解决冲突后，再提交，合并完成。解决冲突就是把Git合并失败的文件手动编辑为我们希望的内容，<text:span text:style-name="T12">再提交（注意：记得要提交）</text:span>。</text:p>
      <text:p text:style-name="P31"><text:span text:style-name="T16">2.</text:span><text:span text:style-name="T15">用</text:span><text:span text:style-name="Source_20_Text"><text:span text:style-name="T15">git log –graph</text:span></text:span><text:span text:style-name="T15">命令可以看到分支合并图</text:span></text:p>
      <text:p text:style-name="P22"><text:soft-page-break/>三分支管理策略</text:p>
      <text:p text:style-name="P9"><text:span text:style-name="T37">1.</text:span>Git分支十分强大，在团队开发中应该充分应用。</text:p>
      <text:p text:style-name="P42"><text:span text:style-name="T33">2.分支合并有fast forward模式（删除分支后会丢掉分支信息）和普通模式（合并时会创建一个新的</text:span><text:span text:style-name="T34">commit，</text:span><text:span text:style-name="T33">从分支历史上可以看出分支信息，</text:span><text:span text:style-name="T34">git log可查看分支历史</text:span><text:span text:style-name="T33">）。</text:span></text:p>
      <text:p text:style-name="P42"><text:span text:style-name="T34">3</text:span><text:span text:style-name="T32">.</text:span><text:span text:style-name="T15">合并分支时，加上</text:span><text:span text:style-name="Source_20_Text"><text:span text:style-name="T15">--no-ff</text:span></text:span><text:span text:style-name="T15">参数就可以用普通模式合并。</text:span></text:p>
      <text:p text:style-name="P22">四bug分支</text:p>
      <text:p text:style-name="P29"><text:span text:style-name="T14">1.</text:span>修复bug时，我们会通过创建新的bug分支进行修复，然后合并，最后删除；</text:p>
      <text:p text:style-name="P32"><text:span text:style-name="T17">2.</text:span><text:span text:style-name="T15">当手头工作没有完成时，先把工作现场</text:span><text:span text:style-name="Source_20_Text"><text:span text:style-name="T15">git stash</text:span></text:span><text:span text:style-name="T15">一下，然后去修复bug，修复后，再</text:span><text:span text:style-name="Source_20_Text"><text:span text:style-name="T15">git stash pop</text:span></text:span><text:span text:style-name="T15">，回到工作现场</text:span></text:p>
      <text:p text:style-name="P33"><text:span text:style-name="T15">五</text:span><text:span text:style-name="T18">feature分支</text:span></text:p>
      <text:p text:style-name="P36"><text:span text:style-name="T18">开发一个新功能</text:span><text:span text:style-name="T15">feature，最好创建一个分支</text:span></text:p>
      <text:p text:style-name="P25">六多人协作</text:p>
      <text:p text:style-name="P12"><text:span text:style-name="T42">1.</text:span>创建远程origin的分支dev到本地，github上已经删除的文件仍然出现在本地？？？——注意<text:span text:style-name="T41">：这里需要use "git pull" to update your local branch<text:tab/></text:span></text:p>
      <text:p text:style-name="P13"><text:span text:style-name="T42">2.</text:span>推送的时候分支的名字要一致？</text:p>
      <text:p text:style-name="P14">3.多人协作的工作模式如下</text:p>
      <text:p text:style-name="P43"><text:span text:style-name="T35">×</text:span><text:span text:style-name="T15">首先，可以试图用</text:span><text:span text:style-name="Source_20_Text"><text:span text:style-name="T15">git push origin &lt;branch-name&gt;</text:span></text:span><text:span text:style-name="T15">推送自己的修改；</text:span></text:p>
      <text:p text:style-name="P43"><text:span text:style-name="T19">×</text:span><text:span text:style-name="T15">如果推送失败，则因为远程分支比你的本地更新，需要先用</text:span><text:span text:style-name="Source_20_Text"><text:span text:style-name="T15">git pull</text:span></text:span><text:span text:style-name="T15">试图合并；</text:span></text:p>
      <text:p text:style-name="P30"><text:span text:style-name="T43">×</text:span>如果合并有冲突，则解决冲突，并在本地提交；</text:p>
      <text:p text:style-name="P43"><text:span text:style-name="T19">×</text:span><text:span text:style-name="T15">没有冲突或者解决掉冲突后，再用</text:span><text:span text:style-name="Source_20_Text"><text:span text:style-name="T15">git push origin &lt;branch-name&gt;</text:span></text:span><text:span text:style-name="T15">推送就能成功！</text:span></text:p>
      <text:p text:style-name="P43"><text:soft-page-break/><text:span text:style-name="T15">注</text:span><text:span text:style-name="T19">：</text:span><text:span text:style-name="T15">如果</text:span><text:span text:style-name="Source_20_Text"><text:span text:style-name="T15">git pull</text:span></text:span><text:span text:style-name="T15">提示</text:span><text:span text:style-name="Source_20_Text"><text:span text:style-name="T15">no tracking information</text:span></text:span><text:span text:style-name="T15">，则说明本地分支和远程分支的链接关系没有创建，用命令</text:span><text:span text:style-name="Source_20_Text"><text:span text:style-name="T15">git branch --set-upstream-to &lt;branch-name&gt; origin/&lt;branch-name&gt;</text:span></text:span><text:span text:style-name="T15">。</text:span></text:p>
      <text:p text:style-name="P44"><text:span text:style-name="T20">4.</text:span><text:span text:style-name="T15">在本地创建和远程分支对应的分支，使用</text:span><text:span text:style-name="Source_20_Text"><text:span text:style-name="T20">git checkout -b branch-name origin/branch-name</text:span></text:span><text:span text:style-name="T20">，本地和远程分支的</text:span><text:span text:style-name="T36">名称最好一致</text:span><text:span text:style-name="T20">；</text:span></text:p>
      <text:p text:style-name="P34"><text:span text:style-name="T20">七</text:span><text:span text:style-name="T15">Rebase</text:span></text:p>
      <text:p text:style-name="P48">标签管理</text:p>
      <text:p text:style-name="P54">一创建标签</text:p>
      <text:p text:style-name="P37"><text:span text:style-name="T22">1.</text:span><text:span text:style-name="T15">标签总与某个commit挂钩。如果某个</text:span><text:span text:style-name="T21">commit出现在不同的分支，则都可以看到它（怎么会有一个commit出现在不同的分支呢？？？）</text:span></text:p>
      <text:p text:style-name="P56">2.创建的标签不会自动推送到远程仓库，存储在本地</text:p>
      <text:p text:style-name="P41"><text:span text:style-name="T21">3.</text:span><text:span text:style-name="T15">git tag </text:span><text:span text:style-name="T24">(</text:span><text:span text:style-name="T15">-</text:span><text:span text:style-name="T24">a)</text:span><text:span text:style-name="T15"> tag_name </text:span><text:span text:style-name="T24">(</text:span><text:span text:style-name="T15">-</text:span><text:span text:style-name="T24">m</text:span><text:span text:style-name="T15"> 标签说明</text:span><text:span text:style-name="T24">) </text:span><text:span text:style-name="T15">(commit_id)(默认标签打在最新提交的</text:span><text:span text:style-name="T23">commit上</text:span><text:span text:style-name="T25">，-a指定标签名，-m指定说明文字</text:span><text:span text:style-name="T15">)</text:span></text:p>
      <text:p text:style-name="P57">4.git tag——查看所有标签，git show tag_name——查看标签信息</text:p>
      <text:p text:style-name="P55">二操作标签</text:p>
      <text:p text:style-name="P38"><text:span text:style-name="T21">1.删除标签——</text:span><text:span text:style-name="T26">git tag -d tag_name</text:span></text:p>
      <text:p text:style-name="P39"><text:span text:style-name="T21">2.推送标签到远程——</text:span><text:span text:style-name="T26">git push origin tag_name</text:span><text:span text:style-name="T27">(--tags:一次性推送所有标签)</text:span></text:p>
      <text:p text:style-name="P40"><text:span text:style-name="T21">3.删除远程标签：先从本地删除</text:span><text:span text:style-name="T28">(同1)</text:span><text:span text:style-name="T21">，再从远程删除</text:span><text:span text:style-name="T29">（git push origin :</text:span><text:span text:style-name="T30">refs/tags/tag_name</text:span><text:span text:style-name="T29">）</text:span></text:p>
      <text:p text:style-name="P35"><text:span text:style-name="T21">三使用</text:span><text:span text:style-name="T15">github</text:span></text:p>
      <text:p text:style-name="P58">1.在github上可以任意fork开源仓库，自己拥有fork后的仓库的读写权限。可以推送pull request来给官方仓库贡献代码</text:p>
      <text:p text:style-name="P49"><text:soft-page-break/>自定义<text:span text:style-name="T49">git</text:span></text:p>
      <text:p text:style-name="P26">一忽略特殊文件</text:p>
      <text:p text:style-name="P26">二配置别名</text:p>
      <text:p text:style-name="P26">三搭建git服务器</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wiss" style:font-pitch="variable"/>
    <style:font-face style:name="FreeSans" svg:font-family="Free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5:26:04.158031925</meta:creation-date>
    <dc:date>2018-08-03T11:55:40.558811183</dc:date>
    <meta:editing-duration>PT23H11M31S</meta:editing-duration>
    <meta:editing-cycles>88</meta:editing-cycles>
    <meta:generator>LibreOffice/5.1.6.2$Linux_X86_64 LibreOffice_project/10m0$Build-2</meta:generator>
    <meta:document-statistic meta:table-count="0" meta:image-count="0" meta:object-count="0" meta:page-count="6" meta:paragraph-count="83" meta:word-count="1801" meta:character-count="2801" meta:non-whitespace-character-count="2691"/>
  </office:meta>
</office:document-meta>
</file>